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66" draw:opacity="50%" draw:textarea-horizontal-align="justify" draw:textarea-vertical-align="middle" draw:auto-grow-height="false" fo:min-height="1.542cm" fo:min-width="1.38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svg:stroke-width="0.081cm" svg:stroke-color="#ff3333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66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2.54cm" svg:x="8.493cm" svg:y="6.207cm">
          <text:p text:style-name="P1">S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1" draw:id="id1" draw:layer="layout" svg:width="2.667cm" svg:height="2.54cm" svg:x="5.572cm" svg:y="9.509cm">
          <text:p text:style-name="P1">S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2.905cm" svg:y="13.065cm">
          <text:p text:style-name="P1">S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7.858cm" svg:y="13.065cm">
          <text:p text:style-name="P1">S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2" draw:id="id2" draw:layer="layout" svg:width="2.667cm" svg:height="2.54cm" svg:x="11.668cm" svg:y="9.382cm">
          <text:p text:style-name="P1">S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14.081cm" svg:y="12.811cm">
          <text:p text:style-name="P1">S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3" draw:layer="layout" svg:x1="8.874cm" svg:y1="8.366cm" svg:x2="7.604cm" svg:y2="9.763cm">
          <text:p/>
        </draw:line>
        <draw:line draw:style-name="gr2" draw:text-style-name="P3" draw:layer="layout" svg:x1="6.08cm" svg:y1="11.795cm" svg:x2="4.81cm" svg:y2="13.192cm">
          <text:p/>
        </draw:line>
        <draw:line draw:style-name="gr2" draw:text-style-name="P3" draw:layer="layout" svg:x1="10.779cm" svg:y1="8.366cm" svg:x2="12.176cm" svg:y2="9.763cm">
          <text:p/>
        </draw:line>
        <draw:line draw:style-name="gr2" draw:text-style-name="P3" draw:layer="layout" svg:x1="7.858cm" svg:y1="11.795cm" svg:x2="9.255cm" svg:y2="13.192cm">
          <text:p/>
        </draw:line>
        <draw:line draw:style-name="gr2" draw:text-style-name="P3" draw:layer="layout" svg:x1="13.954cm" svg:y1="11.541cm" svg:x2="15.351cm" svg:y2="12.938cm">
          <text:p/>
        </draw:line>
        <draw:connector draw:style-name="gr3" draw:text-style-name="P3" draw:layer="layout" draw:type="curve" svg:x1="8.239cm" svg:y1="10.779cm" svg:x2="11.668cm" svg:y2="10.652cm" draw:start-shape="id1" draw:start-glue-point="10" draw:end-shape="id2" draw:end-glue-point="6" svg:d="M8239 10779c2571 0 857-127 3429-127" svg:viewBox="0 0 3430 128">
          <text:p/>
        </draw:connector>
        <draw:line draw:style-name="gr4" draw:text-style-name="P3" draw:layer="layout" svg:x1="8.62cm" svg:y1="5.953cm" svg:x2="11.795cm" svg:y2="8.62cm">
          <text:p/>
        </draw:line>
        <draw:line draw:style-name="gr4" draw:text-style-name="P3" draw:layer="layout" svg:x1="11.668cm" svg:y1="6.588cm" svg:x2="7.985cm" svg:y2="8.2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04:46:41.060032555</meta:creation-date>
    <dc:date>2018-05-25T13:07:43.028754115</dc:date>
    <meta:editing-duration>PT10M48S</meta:editing-duration>
    <meta:editing-cycles>4</meta:editing-cycles>
    <meta:generator>LibreOffice/5.1.6.2$Linux_X86_64 LibreOffice_project/10m0$Build-2</meta:generator>
    <meta:document-statistic meta:object-count="14"/>
  </office:meta>
</office:document-meta>
</file>